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922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>
            <text:p>User Category</text:p>
          </table:table-cell>
          <table:table-cell office:value-type="string">
            <text:p>No. of users</text:p>
          </table:table-cell>
          <table:table-cell/>
        </table:table-row>
        <table:table-row table:style-name="ro1">
          <table:table-cell office:value-type="string">
            <text:p>20-30</text:p>
          </table:table-cell>
          <table:table-cell office:value-type="float" office:value="7">
            <text:p>7</text:p>
          </table:table-cell>
          <table:table-cell/>
        </table:table-row>
        <table:table-row table:style-name="ro1">
          <table:table-cell office:value-type="string">
            <text:p>30-40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40-50</text:p>
          </table:table-cell>
          <table:table-cell office:value-type="float" office:value="2">
            <text:p>2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office:value-type="string">
            <text:p>High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 office:value-type="string">
            <text:p>Medium</text:p>
          </table:table-cell>
          <table:table-cell office:value-type="float" office:value="8">
            <text:p>8</text:p>
          </table:table-cell>
          <table:table-cell/>
        </table:table-row>
        <table:table-row table:style-name="ro1">
          <table:table-cell office:value-type="string">
            <text:p>Low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 table:number-columns-repeated="2"/>
          <table:table-cell>
            <draw:frame table:end-cell-address="Sheet1.G22" table:end-x="0.074in" table:end-y="0.1492in" draw:z-index="1" draw:style-name="gr1" svg:width="2.9543in" svg:height="2.1965in" svg:x="0.676in" svg:y="0.0783in">
              <draw:object draw:notify-on-update-of-ranges="Sheet1.A7:Sheet1.A9 Sheet1.B7:Sheet1.B9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>
            <draw:frame table:end-cell-address="Sheet1.C23" table:end-x="0.2602in" table:end-y="0.0146in" draw:z-index="0" draw:style-name="gr1" svg:width="2.9181in" svg:height="2.0476in" svg:x="0.1646in" svg:y="0.0925in"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0-22">10/22/2011</text:date>, <text:time>21:34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Thisara Rupasinghe</meta:initial-creator>
    <meta:creation-date>2011-10-22T18:51:52</meta:creation-date>
    <dc:date>2011-10-22T21:34:42</dc:date>
    <dc:creator>Thisara Rupasinghe</dc:creator>
    <meta:editing-duration>PT00H12M35S</meta:editing-duration>
    <meta:editing-cycles>1</meta:editing-cycles>
    <meta:document-statistic meta:table-count="3" meta:cell-count="14" meta:object-count="2"/>
    <meta:generator>OpenOffice.org/3.1$Linux OpenOffice.org_project/310m19$Build-9420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connect-bars="false" chart:include-hidden-cells="false" chart:auto-position="true" chart:auto-size="true" chart:angle-offset="90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solid" draw:fill-color="#004586" dr3d:edge-rounding="0%"/>
      <style:text-properties fo:font-size="8pt" style:font-size-asian="6pt" style:font-size-complex="6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chart-properties chart:solid-type="cuboid"/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7.413cm" svg:height="5.202cm" chart:class="chart:circle" chart:style-name="ch1">
        <chart:legend chart:legend-position="end" svg:x="5.237cm" svg:y="0.425cm" chart:style-name="ch2"/>
        <chart:plot-area chart:style-name="ch3" chart:data-source-has-labels="both" svg:x="0.148cm" svg:y="0.104cm" svg:width="5.579cm" svg:height="4.89cm">
          <chart:axis chart:dimension="x" chart:name="primary-x" chart:style-name="ch4">
            <chart:categories table:cell-range-address="local-table.$A$2:.$A$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4" chart:label-cell-address="local-table.$B$1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20-30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0-40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40-5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include-hidden-cells="false" chart:auto-position="true" chart:auto-size="true" chart:angle-offset="90" chart:sort-by-x-values="false" chart:right-angled-axes="true" chart:data-label-number="percentag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data-label-number="percentage" chart:data-label-text="false" chart:data-label-symbol="false"/>
      <style:graphic-properties draw:stroke="solid" draw:fill-color="#004586" dr3d:edge-rounding="0%"/>
      <style:text-properties fo:font-size="8pt" style:font-size-asian="6pt" style:font-size-complex="6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draw:stroke="none" svg:stroke-color="#b3b3b3" draw:fill="solid" draw:fill-color="#cccccc"/>
    </style:style>
  </office:automatic-styles>
  <office:body>
    <office:chart>
      <chart:chart svg:width="7.505cm" svg:height="5.58cm" chart:class="chart:circle" chart:style-name="ch1">
        <chart:legend chart:legend-position="end" svg:x="4.979cm" svg:y="0.663cm" chart:style-name="ch2"/>
        <chart:plot-area chart:style-name="ch3" table:cell-range-address="Sheet1.A7:Sheet1.B9" chart:data-source-has-labels="column" svg:x="0.15cm" svg:y="0.111cm" svg:width="5.401cm" svg:height="5.247cm">
          <chart:axis chart:dimension="x" chart:name="primary-x" chart:style-name="ch4">
            <chart:categories table:cell-range-address="Sheet1.A7:Sheet1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B7:Sheet1.B9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 text:id="Sheet1.A7:Sheet1.A9">High</text:p>
              </table:table-cell>
              <table:table-cell office:value-type="float" office:value="6">
                <text:p text:id="Sheet1.B7:Sheet1.B9">6</text:p>
              </table:table-cell>
            </table:table-row>
            <table:table-row>
              <table:table-cell office:value-type="string">
                <text:p>Medium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Low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19$Build-942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